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_20_body">
      <style:text-properties officeooo:rsid="02615cb5" officeooo:paragraph-rsid="0265266a"/>
    </style:style>
    <style:style style:name="P24" style:family="paragraph" style:parent-style-name="Text_20_body">
      <style:text-properties officeooo:rsid="090f7112" officeooo:paragraph-rsid="026640bb"/>
    </style:style>
    <style:style style:name="P25" style:family="paragraph" style:parent-style-name="Text_20_body">
      <style:text-properties officeooo:paragraph-rsid="026640bb"/>
    </style:style>
    <style:style style:name="P26" style:family="paragraph" style:parent-style-name="Text_20_body">
      <style:text-properties officeooo:rsid="0912fa7c" officeooo:paragraph-rsid="026640bb"/>
    </style:style>
    <style:style style:name="P27" style:family="paragraph" style:parent-style-name="Text_20_body">
      <style:text-properties officeooo:rsid="09179ca7" officeooo:paragraph-rsid="026640bb"/>
    </style:style>
    <style:style style:name="P28" style:family="paragraph" style:parent-style-name="Text_20_body">
      <style:text-properties officeooo:rsid="0b86e3fb" officeooo:paragraph-rsid="026709db"/>
    </style:style>
    <style:style style:name="P29" style:family="paragraph" style:parent-style-name="Text_20_body">
      <style:text-properties officeooo:rsid="0b834b2b" officeooo:paragraph-rsid="026709db"/>
    </style:style>
    <style:style style:name="P30" style:family="paragraph" style:parent-style-name="Text_20_body">
      <style:text-properties officeooo:rsid="0be275b8" officeooo:paragraph-rsid="0267961c"/>
    </style:style>
    <style:style style:name="P31" style:family="paragraph" style:parent-style-name="Text_20_body">
      <style:text-properties fo:language="es" fo:country="CO" officeooo:rsid="0dc764db" officeooo:paragraph-rsid="0268ed07"/>
    </style:style>
    <style:style style:name="P32" style:family="paragraph" style:parent-style-name="Texto_5f_Biblia">
      <style:text-properties officeooo:paragraph-rsid="024c49c9"/>
    </style:style>
    <style:style style:name="P33" style:family="paragraph" style:parent-style-name="Footnote">
      <style:text-properties officeooo:rsid="023b7747" officeooo:paragraph-rsid="02444133"/>
    </style:style>
    <style:style style:name="P34" style:family="paragraph" style:parent-style-name="Footnote">
      <style:text-properties officeooo:rsid="0242b6ac" officeooo:paragraph-rsid="0244d9b3"/>
    </style:style>
    <style:style style:name="P35" style:family="paragraph" style:parent-style-name="Heading_20_1">
      <style:text-properties officeooo:rsid="06ce5d66" officeooo:paragraph-rsid="0265266a"/>
    </style:style>
    <style:style style:name="P36" style:family="paragraph" style:parent-style-name="Heading_20_1">
      <style:text-properties fo:language="es" fo:country="CO" officeooo:rsid="0269c89d" officeooo:paragraph-rsid="0269c89d"/>
    </style:style>
    <style:style style:name="P37" style:family="paragraph" style:parent-style-name="Footnote">
      <style:text-properties officeooo:paragraph-rsid="04112ad4"/>
    </style:style>
    <style:style style:name="P38" style:family="paragraph" style:parent-style-name="Heading_20_3">
      <style:text-properties officeooo:paragraph-rsid="0269c89d"/>
    </style:style>
    <style:style style:name="P39" style:family="paragraph" style:parent-style-name="Heading_20_3">
      <style:text-properties fo:language="es" fo:country="CO" officeooo:rsid="0269c89d" officeooo:paragraph-rsid="0269c89d"/>
    </style:style>
    <style:style style:name="P40" style:family="paragraph" style:parent-style-name="Heading_20_4">
      <style:text-properties officeooo:paragraph-rsid="026b65b3"/>
    </style:style>
    <style:style style:name="P41" style:family="paragraph" style:parent-style-name="Heading_20_2">
      <style:text-properties officeooo:paragraph-rsid="024c49c9"/>
    </style:style>
    <style:style style:name="P42" style:family="paragraph" style:parent-style-name="Heading_20_2">
      <style:text-properties officeooo:paragraph-rsid="0253b35e"/>
    </style:style>
    <style:style style:name="P43" style:family="paragraph" style:parent-style-name="Heading_20_2">
      <style:text-properties officeooo:paragraph-rsid="0265266a"/>
    </style:style>
    <style:style style:name="P44" style:family="paragraph" style:parent-style-name="Heading_20_2">
      <style:text-properties officeooo:paragraph-rsid="026640bb"/>
    </style:style>
    <style:style style:name="P45" style:family="paragraph" style:parent-style-name="Heading_20_2">
      <style:text-properties officeooo:paragraph-rsid="026709db"/>
    </style:style>
    <style:style style:name="P46" style:family="paragraph" style:parent-style-name="Heading_20_2">
      <style:text-properties fo:language="es" fo:country="CO" officeooo:rsid="0269c89d" officeooo:paragraph-rsid="0269c89d"/>
    </style:style>
    <style:style style:name="P47" style:family="paragraph" style:parent-style-name="Heading_20_2">
      <style:text-properties fo:language="es" fo:country="CO" officeooo:rsid="0269c89d" officeooo:paragraph-rsid="026b65b3"/>
    </style:style>
    <style:style style:name="P48" style:family="paragraph" style:parent-style-name="Heading_20_2">
      <style:text-properties officeooo:paragraph-rsid="026b65b3"/>
    </style:style>
    <style:style style:name="P49" style:family="paragraph" style:parent-style-name="Text_20_body">
      <style:text-properties fo:language="es" fo:country="CO" officeooo:rsid="0269c89d" officeooo:paragraph-rsid="0269c89d"/>
    </style:style>
    <style:style style:name="P50" style:family="paragraph" style:parent-style-name="Text_20_body">
      <style:text-properties officeooo:rsid="1ae7b7c7" officeooo:paragraph-rsid="0272d768"/>
    </style:style>
    <style:style style:name="P51" style:family="paragraph" style:parent-style-name="Text_20_body">
      <style:text-properties officeooo:rsid="1bedabeb" officeooo:paragraph-rsid="0272d768"/>
    </style:style>
    <style:style style:name="P52" style:family="paragraph" style:parent-style-name="Text_20_body">
      <style:text-properties officeooo:rsid="1c1f22a1" officeooo:paragraph-rsid="0272d768"/>
    </style:style>
    <style:style style:name="P53" style:family="paragraph" style:parent-style-name="Text_20_body">
      <style:text-properties officeooo:paragraph-rsid="0272d768"/>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style:style style:name="T23" style:family="text">
      <style:text-properties officeooo:rsid="0b88e150"/>
    </style:style>
    <style:style style:name="T24" style:family="text">
      <style:text-properties officeooo:rsid="0be697a5"/>
    </style:style>
    <style:style style:name="T25" style:family="text">
      <style:text-properties officeooo:rsid="0be73fea"/>
    </style:style>
    <style:style style:name="T26" style:family="text">
      <style:text-properties officeooo:rsid="169a1e4a"/>
    </style:style>
    <style:style style:name="T27" style:family="text">
      <style:text-properties officeooo:rsid="0ddf6c89"/>
    </style:style>
    <style:style style:name="T28" style:family="text">
      <style:text-properties officeooo:rsid="0dc76c83"/>
    </style:style>
    <style:style style:name="T29" style:family="text">
      <style:text-properties officeooo:rsid="0dcbbd34"/>
    </style:style>
    <style:style style:name="T30" style:family="text">
      <style:text-properties officeooo:rsid="0dd22517"/>
    </style:style>
    <style:style style:name="T31" style:family="text">
      <style:text-properties officeooo:rsid="0dd19261"/>
    </style:style>
    <style:style style:name="T32" style:family="text">
      <style:text-properties officeooo:rsid="168c484f"/>
    </style:style>
    <style:style style:name="T33" style:family="text">
      <style:text-properties officeooo:rsid="167d7610"/>
    </style:style>
    <style:style style:name="T34" style:family="text">
      <style:text-properties officeooo:rsid="167fe21a"/>
    </style:style>
    <style:style style:name="T35" style:family="text">
      <style:text-properties officeooo:rsid="0dddd739"/>
    </style:style>
    <style:style style:name="T36" style:family="text">
      <style:text-properties officeooo:rsid="0ddeb27b"/>
    </style:style>
    <style:style style:name="T37" style:family="text">
      <style:text-properties officeooo:rsid="0269c89d"/>
    </style:style>
    <style:style style:name="T38" style:family="text">
      <style:text-properties officeooo:rsid="026b65b3"/>
    </style:style>
    <style:style style:name="T39" style:family="text">
      <style:text-properties fo:language="es" fo:country="CO"/>
    </style:style>
    <style:style style:name="T40" style:family="text">
      <style:text-properties fo:language="es" fo:country="CO" officeooo:rsid="0269c89d"/>
    </style:style>
    <style:style style:name="T41" style:family="text">
      <style:text-properties fo:language="es" fo:country="CO" officeooo:rsid="026b65b3"/>
    </style:style>
    <style:style style:name="T42" style:family="text">
      <style:text-properties fo:language="es" fo:country="CO" officeooo:rsid="026d54c7"/>
    </style:style>
    <style:style style:name="T43" style:family="text">
      <style:text-properties fo:language="es" fo:country="CO" officeooo:rsid="1c128600"/>
    </style:style>
    <style:style style:name="T44" style:family="text">
      <style:text-properties fo:language="es" fo:country="CO" officeooo:rsid="1c0508c9"/>
    </style:style>
    <style:style style:name="T45" style:family="text">
      <style:text-properties fo:language="es" fo:country="CO" officeooo:rsid="1c0c405a"/>
    </style:style>
    <style:style style:name="T46" style:family="text">
      <style:text-properties fo:language="es" fo:country="CO" officeooo:rsid="1ae9a1c3"/>
    </style:style>
    <style:style style:name="T47" style:family="text">
      <style:text-properties fo:language="es" fo:country="CO" officeooo:rsid="1aea4800"/>
    </style:style>
    <style:style style:name="T48" style:family="text">
      <style:text-properties fo:language="es" fo:country="CO" officeooo:rsid="1c09fb7e"/>
    </style:style>
    <style:style style:name="T49" style:family="text">
      <style:text-properties fo:language="es" fo:country="CO" officeooo:rsid="1bf61987"/>
    </style:style>
    <style:style style:name="T50" style:family="text">
      <style:text-properties fo:language="es" fo:country="CO" officeooo:rsid="1ae2df1d"/>
    </style:style>
    <style:style style:name="T51" style:family="text">
      <style:text-properties fo:language="es" fo:country="CO" officeooo:rsid="1bef28fc"/>
    </style:style>
    <style:style style:name="T52" style:family="text">
      <style:text-properties fo:language="es" fo:country="CO" officeooo:rsid="04112ad4"/>
    </style:style>
    <style:style style:name="T53" style:family="text">
      <style:text-properties fo:language="es" fo:country="CO" officeooo:rsid="1ae2e2b0"/>
    </style:style>
    <style:style style:name="T54" style:family="text">
      <style:text-properties fo:language="es" fo:country="CO" officeooo:rsid="1c0b711c"/>
    </style:style>
    <style:style style:name="T55" style:family="text">
      <style:text-properties fo:language="es" fo:country="CO" officeooo:rsid="1ae60993"/>
    </style:style>
    <style:style style:name="T56" style:family="text">
      <style:text-properties fo:language="es" fo:country="CO" officeooo:rsid="1c07aab1"/>
    </style:style>
    <style:style style:name="T57" style:family="text">
      <style:text-properties fo:language="es" fo:country="CO" officeooo:rsid="1ae84e69"/>
    </style:style>
    <style:style style:name="T58" style:family="text">
      <style:text-properties fo:language="es" fo:country="CO" officeooo:rsid="1ae166bc"/>
    </style:style>
    <style:style style:name="T59" style:family="text">
      <style:text-properties fo:language="es" fo:country="CO" officeooo:rsid="03998d50"/>
    </style:style>
    <style:style style:name="T60" style:family="text">
      <style:text-properties fo:language="es" fo:country="CO" officeooo:rsid="175f98cf"/>
    </style:style>
    <style:style style:name="T61" style:family="text">
      <style:text-properties fo:language="es" fo:country="CO" officeooo:rsid="047fa770"/>
    </style:style>
    <style:style style:name="T62" style:family="text">
      <style:text-properties fo:language="es" fo:country="CO" officeooo:rsid="1bedabeb"/>
    </style:style>
    <style:style style:name="T63" style:family="text">
      <style:text-properties fo:language="es" fo:country="CO" officeooo:rsid="0480d71a"/>
    </style:style>
    <style:style style:name="T64" style:family="text">
      <style:text-properties fo:language="es" fo:country="CO" officeooo:rsid="1759931f"/>
    </style:style>
    <style:style style:name="T65" style:family="text">
      <style:text-properties fo:language="es" fo:country="CO" officeooo:rsid="1ae9a022"/>
    </style:style>
    <style:style style:name="T66" style:family="text">
      <style:text-properties fo:language="es" fo:country="CO" officeooo:rsid="1ae391d9"/>
    </style:style>
    <style:style style:name="T67" style:family="text">
      <style:text-properties fo:language="es" fo:country="CO" officeooo:rsid="1ae4c1a4"/>
    </style:style>
    <style:style style:name="T68" style:family="text">
      <style:text-properties fo:language="es" fo:country="CO" officeooo:rsid="1c1cf92e"/>
    </style:style>
    <style:style style:name="T69" style:family="text">
      <style:text-properties fo:language="es" fo:country="CO" officeooo:rsid="1b189237"/>
    </style:style>
    <style:style style:name="T70" style:family="text">
      <style:text-properties fo:language="es" fo:country="CO" officeooo:rsid="1c1d3d33"/>
    </style:style>
    <style:style style:name="T71" style:family="text">
      <style:text-properties fo:language="es" fo:country="CO" officeooo:rsid="1c1d8d48"/>
    </style:style>
    <style:style style:name="T72" style:family="text">
      <style:text-properties fo:language="es" fo:country="CO" officeooo:rsid="1c014c06"/>
    </style:style>
    <style:style style:name="T73" style:family="text">
      <style:text-properties fo:language="es" fo:country="CO" officeooo:rsid="1bfccb66"/>
    </style:style>
    <style:style style:name="T74" style:family="text">
      <style:text-properties fo:language="es" fo:country="CO" officeooo:rsid="1c1af1ab"/>
    </style:style>
    <style:style style:name="T75" style:family="text">
      <style:text-properties fo:language="es" fo:country="CO" officeooo:rsid="1c030805"/>
    </style:style>
    <style:style style:name="T76" style:family="text">
      <style:text-properties fo:language="es" fo:country="CO" officeooo:rsid="1c04a099"/>
    </style:style>
    <style:style style:name="T77" style:family="text">
      <style:text-properties fo:language="es" fo:country="CO" officeooo:rsid="1c08022d"/>
    </style:style>
    <style:style style:name="T78" style:family="text">
      <style:text-properties fo:language="es" fo:country="CO" officeooo:rsid="1bee8ac6"/>
    </style:style>
    <style:style style:name="T79" style:family="text">
      <style:text-properties fo:language="es" fo:country="CO" officeooo:rsid="1bf19a16"/>
    </style:style>
    <style:style style:name="T80" style:family="text">
      <style:text-properties fo:language="es" fo:country="CO" officeooo:rsid="1bf8cc27"/>
    </style:style>
    <style:style style:name="T81" style:family="text">
      <style:text-properties fo:language="es" fo:country="CO" officeooo:rsid="1c11f8de"/>
    </style:style>
    <style:style style:name="T82" style:family="text">
      <style:text-properties fo:language="es" fo:country="CO" officeooo:rsid="1c17b852"/>
    </style:style>
    <style:style style:name="T83" style:family="text">
      <style:text-properties fo:language="es" fo:country="CO" officeooo:rsid="1bfb9745"/>
    </style:style>
    <style:style style:name="T84" style:family="text">
      <style:text-properties fo:language="es" fo:country="CO" officeooo:rsid="1c1555fd"/>
    </style:style>
    <style:style style:name="T85" style:family="text">
      <style:text-properties fo:language="es" fo:country="CO" officeooo:rsid="1bef3f61"/>
    </style:style>
    <style:style style:name="T86" style:family="text">
      <style:text-properties fo:language="es" fo:country="CO" officeooo:rsid="1c147de5"/>
    </style:style>
    <style:style style:name="T87" style:family="text">
      <style:text-properties fo:language="es" fo:country="CO" officeooo:rsid="1bf487d9"/>
    </style:style>
    <style:style style:name="T88" style:family="text">
      <style:text-properties fo:language="es" fo:country="CO" officeooo:rsid="1bf2ba43"/>
    </style:style>
    <style:style style:name="T89" style:family="text">
      <style:text-properties fo:language="es" fo:country="CO" officeooo:rsid="1bef4639"/>
    </style:style>
    <style:style style:name="T90" style:family="text">
      <style:text-properties fo:language="es" fo:country="CO" officeooo:rsid="1bf92e03"/>
    </style:style>
    <style:style style:name="T91" style:family="text">
      <style:text-properties fo:language="es" fo:country="CO" officeooo:rsid="1bf96d87"/>
    </style:style>
    <style:style style:name="T92" style:family="text">
      <style:text-properties officeooo:rsid="1ae2df1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2"/>
      <text:h text:style-name="P41" text:outline-level="2"/>
      <text:h text:style-name="P41" text:outline-level="2"/>
      <text:h text:style-name="P41"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2">Entonces ellos contaban las cosas que les habían acontecido en el camino, y cómo había sido conocido de ellos al partir el pan. Y entre tanto que ellos hablaban estas cosas, él se puso en medio de ellos, y les dijo: Paz á vosotros.</text:p>
      <text:p text:style-name="P32">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2">Y en diciendo esto, les mostró las manos y los pies.</text:p>
      <text:p text:style-name="P32">Y no creyéndolo aún ellos de gozo, y maravillados, díjoles: ¿Tenéis aquí algo de comer? Entonces ellos le presentaron parte de un pez asado, y un panal de miel. Y él tomó, y comió delante de ellos.</text:p>
      <text:p text:style-name="P32">Y él les dijo: Estas son las palabras que os hablé, estando aún con vosotros: que era necesario que se cumpliesen todas las cosas que están escritas de mí en la ley de Moisés, y en los profetas, y en los salmos. </text:p>
      <text:p text:style-name="P32">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2">Y vosotros sois testigos de estas cosas.</text:p>
      <text:p text:style-name="P32"><text:soft-page-break/>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33">Lucas 24:35-49</text:p></text:note-body></text:note></text:span></text:p>
      <text:p text:style-name="P32">Empero Tomás, uno de los doce, que se dice el Dídimo, no estaba con ellos cuando Jesús vino.</text:p>
      <text:p text:style-name="P32">Dijéronle pues los otros discípulos: Al Señor hemos visto. Y él les dijo: Si no viere en sus manos la señal de los clavos, y metiere mi dedo en el lugar de los clavos, y metiere mi mano en su costado, no creeré.</text:p>
      <text:p text:style-name="P32">Y ocho días después, estaban otra vez sus discípulos dentro, y con ellos Tomás. Vino Jesús, las puertas cerradas, y púsose en medio, y dijo: Paz á vosotros.</text:p>
      <text:p text:style-name="P32">Luego dice á Tomás: Mete tu dedo aquí, y ve mis manos: y alarga acá tu mano, y métela en mi costado: y no seas incrédulo, sino fiel.</text:p>
      <text:p text:style-name="P32">Entonces Tomás respondió, y díjole: Señor mío, y Dios mío!</text:p>
      <text:p text:style-name="P32">Dícele Jesús: Porque me has visto, Tomás, creiste: bienaventurados los que no vieron y creyeron.</text:p>
      <text:p text:style-name="P32">Y también hizo Jesús muchas otras señales en presencia de sus discípulos, que no están escritas en este libro.</text:p>
      <text:p text:style-name="P32">Estas empero son escritas, para que creáis que Jesús es el Cristo, el Hijo de Dios; y para que creyendo, tengáis vida en su nombre.<text:span text:style-name="T9"><text:note text:id="ftn2" text:note-class="footnote"><text:note-citation>2</text:note-citation><text:note-body><text:p text:style-name="P34">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41"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text:soft-page-break/>Se dice: Yo puedo, yo hago, yo tengo, yo sé, yo elijo, yo aprendo.</text:p>
      <text:p text:style-name="P9">Todos queremos al menos algo de Vida, Amor, Verdad, Justicia, Paz, Libertad, Perdón, Aceptación, Gozo, Alegría, Dominio Propio, Ser.</text:p>
      <text:p text:style-name="P13">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text:soft-page-break/>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42"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35" text:outline-level="1"><text:soft-page-break/>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text:soft-page-break/>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los no creyentes. Cristiano es el diminutivo de cristo, así el cristiano es un cristo pequeño. Y vivir como Yeshua vivió es justamente lo que empieza a suceder en un 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43" text:outline-level="2">Identidad.</text:h>
      <text:p text:style-name="P23"/>
      <text:h text:style-name="P44" text:outline-level="2">Lógica.</text:h>
      <text:p text:style-name="P25"><text:span text:style-name="T20">La palabra “lógica” deriva del griego “logiké”, que a su vez deriva del griego “logos”. Logos es el vocablo G3056 </text:span><text:span text:style-name="T20"><text:note text:id="ftn4"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5"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4">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6">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p>
      <text:p text:style-name="P27"><text:soft-page-break/><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6" text:note-class="footnote"><text:note-citation>6</text:note-citation><text:note-body><text:p text:style-name="Footnote"><text:s/>https://en.wikipedia.org/wiki/Satisfiability_modulo_theories</text:p></text:note-body></text:note></text:span><text:span text:style-name="T19">.</text:span></text:p>
      <text:h text:style-name="P45" text:outline-level="2">Israel.</text:h>
      <text:p text:style-name="P29">Una de la profecías mas grandes y que hace tan solo unos 200 años era impensable que se cumpliera es la existencia del país Israel.</text:p>
      <text:p text:style-name="P28">En varias partes de las escrituras hebreas, de la tanakh, Jehová anuncia que así como <text:span text:style-name="T23">arrojo al pueblo de Israel entre pueblos y naciones, a tierras desconocidas, por haberle desobedecido sus mandatos, así mismo los volverá a traer. Y volverán a ser dueños de esa tierra que les entregó en tiempos de Moises. Y que nunca mas se volverá a enojar con ellos. Y que nunca mas les será quitada. Que vivirán en paz en esa tierra. Y que les dará un corazón nuevo para que lo obedezcan y para que no se aparten de El. Que así como les trajo gran desgracia, les hará en ese tiempo mucho bien. Que temblaran y temerán de todo el bien y toda la paz que les hará.</text:span></text:p>
      <text:p text:style-name="P28"><text:a xlink:type="simple" xlink:href="https://www.biblegateway.com/passage/?search=Isaias+48%3A11%3B+43%3A25&amp;version=RVA" text:style-name="Internet_20_link" text:visited-style-name="Visited_20_Internet_20_Link">https://www.biblegateway.com/passage/?search=Isaias+48%3A11%3B+43%3A25&amp;version=RVA</text:a></text:p>
      <text:p text:style-name="P28"><text:a xlink:type="simple" xlink:href="https://www.biblegateway.com/passage/?search=Jeremías+16%3A14-15&amp;version=RVA" text:style-name="Internet_20_link" text:visited-style-name="Visited_20_Internet_20_Link">https://www.biblegateway.com/passage/?search=Jerem%C3%ADas+16%3A14-15&amp;version=RVA</text:a></text:p>
      <text:p text:style-name="P28"><text:a xlink:type="simple" xlink:href="https://www.biblegateway.com/passage/?search=Isaias+43%3A18&amp;version=RVA" text:style-name="Internet_20_link" text:visited-style-name="Visited_20_Internet_20_Link">https://www.biblegateway.com/passage/?search=Isaias+43%3A18&amp;version=RVA</text:a></text:p>
      <text:p text:style-name="P28"/>
      <text:p text:style-name="P28"/>
      <text:p text:style-name="P30">El libro de la Revelación habla de <text:span text:style-name="T24">tres series de </text:span>procesos <text:span text:style-name="T24">cada una con </text:span>siete <text:span text:style-name="T24">procesos. La primera serie se llama</text:span> <text:span text:style-name="T24">los </text:span>“sellos”. <text:span text:style-name="T24">Los sellos</text:span> son iniciados o abiertos por el Cordero, el séptimo de <text:span text:style-name="T25">los sellos</text:span> corresponde a <text:span text:style-name="T24">segunda serie: </text:span>siete procesos llamados “trompetas”. <text:span text:style-name="T24">Y</text:span> la séptima trompeta corresponde a <text:span text:style-name="T24">la última serie de </text:span>siete procesos llamados “copas”. De tal manera que cuando se ejecuta la última copa se cierran o terminan <text:span text:style-name="T24">todas las series juntas: se termina tanto la </text:span>séptima copa, <text:span text:style-name="T24">como </text:span>la séptima trompeta y el séptimo sello. <text:span text:style-name="T24">Todas las series terminan </text:span>al mismo tiempo.</text:p>
      <text:p text:style-name="P30"/>
      <text:p text:style-name="P30"/>
      <text:p text:style-name="P30"><text:soft-page-break/></text:p>
      <text:p text:style-name="P31"><text:span text:style-name="T26">A</text:span>sí como es completamente equivocado razonar que se necesitó saber química para <text:span text:style-name="T27">desarrollar la receta</text:span> culinaria <text:span text:style-name="T27">de un Burrito </text:span>y que se necesito el análisis de elementos finitos en estructuras físicas para construir el templo de Salomón. Así mismo es completamente equivocado razonar que se necesitó una teoría para construir <text:span text:style-name="T28">algo en </text:span>lo que nunca se usó <text:span text:style-name="T28">dicha teoría </text:span>para <text:span text:style-name="T29">poder reproducir sus primeras construcciónes</text:span>.</text:p>
      <text:p text:style-name="P31">Y así como es un imposible racional el pensar que los <text:span text:style-name="T30">primeros desarrolladores </text:span>de <text:span text:style-name="T31">dispositivos</text:span> cuyas partes funcionales son del tamaño de <text:span text:style-name="T31">piezas de dominó</text:span> est<text:span text:style-name="T28">aban</text:span> pensando en <text:span text:style-name="T32">construir algo a partir de partículas elementales</text:span> cuando se lo<text:span text:style-name="T33">s</text:span> inventaron, <text:span text:style-name="T34">t</text:span>ambién es un imposible racional pensar que los <text:span text:style-name="T35">constructores de los </text:span>primer<text:span text:style-name="T35">os</text:span> transistor<text:span text:style-name="T35">es, mucho antes de 1947,</text:span> <text:s/>estaban pensando en mecánica <text:span text:style-name="T35">cuántica</text:span> cuando lo<text:span text:style-name="T36">s</text:span> <text:span text:style-name="T36">construyeron puesto que su objeto de estudio son precisamente las partículas elementales.</text:span></text:p>
      <text:p text:style-name="P31"><text:span text:style-name="T33">Mucho menos estarían pensando en construir algo a partir de partículas elementales, o alguna teoría cuántica,</text:span> <text:span text:style-name="T33">los trabajadores de una gran multinacional que, después de 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31"/>
      <text:p text:style-name="P31"/>
      <text:p text:style-name="P31"/>
      <text:p text:style-name="Title"><text:soft-page-break/>TITULO</text:p>
      <text:h text:style-name="Subtitle" text:outline-level="1">Subtitulo</text:h>
      <text:h text:style-name="Heading_20_1" text:outline-level="1">Tit 1</text:h>
      <text:h text:style-name="Heading_20_2" text:outline-level="2">tit 1.1</text:h>
      <text:h text:style-name="Heading_20_3" text:outline-level="3"><text:span text:style-name="T37">T</text:span>it 1.1.1</text:h>
      <text:h text:style-name="Heading_20_4" text:outline-level="4">Tit 1.1.1.1</text:h>
      <text:h text:style-name="P40" text:outline-level="4">Tit 1.1.1.<text:span text:style-name="T38">2</text:span></text:h>
      <text:h text:style-name="P40" text:outline-level="4">Tit 1.1.1.<text:span text:style-name="T38">3</text:span></text:h>
      <text:h text:style-name="P38" text:outline-level="3"><text:span text:style-name="T37">t</text:span>it 1.1.<text:span text:style-name="T37">2</text:span></text:h>
      <text:h text:style-name="P38" text:outline-level="3">tit 1.1.<text:span text:style-name="T37">3</text:span></text:h>
      <text:h text:style-name="P46" text:outline-level="2">tit 1.2</text:h>
      <text:h text:style-name="P39" text:outline-level="3">tit 1.2.1</text:h>
      <text:h text:style-name="P39" text:outline-level="3">tit 1.2.2</text:h>
      <text:h text:style-name="P36" text:outline-level="1">Tit 1.2.3</text:h>
      <text:h text:style-name="P47" text:outline-level="2">Tit 1.2.3.1</text:h>
      <text:h text:style-name="Heading_20_3" text:outline-level="3"><text:span text:style-name="T40">Tit 1.2.3.1.</text:span><text:span text:style-name="T42">1</text:span></text:h>
      <text:h text:style-name="Heading_20_3" text:outline-level="3"><text:span text:style-name="T40">Tit 1.2.3.1.</text:span><text:span text:style-name="T42">2</text:span></text:h>
      <text:h text:style-name="P48" text:outline-level="2"><text:span text:style-name="T40">Tit 1.2.3.</text:span><text:span text:style-name="T41">2</text:span></text:h>
      <text:h text:style-name="P48" text:outline-level="2"><text:span text:style-name="T40">Tit 1.2.3.</text:span><text:span text:style-name="T41">3</text:span></text:h>
      <text:h text:style-name="P46" text:outline-level="2">Tit 1.3</text:h>
      <text:p text:style-name="P49"/>
      <text:h text:style-name="Heading_20_8" text:outline-level="8"><text:soft-page-break/><text:span text:style-name="T40">T</text:span><text:span text:style-name="T39">itulo 8</text:span></text:h>
      <text:h text:style-name="Heading_20_9" text:outline-level="9"><text:span text:style-name="T40">T</text:span><text:span text:style-name="T39">itulo 9</text:span></text:h>
      <text:h text:style-name="Heading_20_10" text:outline-level="10"><text:span text:style-name="T40">T</text:span><text:span text:style-name="T39">itulo 10</text:span></text:h>
      <text:p text:style-name="Text_20_body"><text:span text:style-name="T39"/></text:p>
      <text:p text:style-name="Text_20_body"><text:span text:style-name="T39"/></text:p>
      <text:p text:style-name="P53"><text:span text:style-name="T50">En</text:span><text:span text:style-name="T39"> Eclesiastes 9 </text:span><text:span text:style-name="T50">dice que:</text:span><text:span text:style-name="T39"> </text:span><text:span text:style-name="Bible_5f_text"><text:span text:style-name="T39">“en el Seol, a donde vas, no hay obras, ni cuentas, ni </text:span></text:span><text:span text:style-name="Bible_5f_text"><text:span text:style-name="T51">CONOCIMIENTO</text:span></text:span><text:span text:style-name="Bible_5f_text"><text:span text:style-name="T39">, ni sabiduría” </text:span></text:span><text:span text:style-name="Bible_5f_text"><text:span text:style-name="T39"><text:note text:id="ftn31" text:note-class="footnote"><text:note-citation>7</text:note-citation><text:note-body><text:p text:style-name="P37"><text:span text:style-name="T52"><text:s/>Eclesiastés 9:10 </text:span><text:a xlink:type="simple" xlink:href="https://www.biblegateway.com/passage/?search=Eclesiastés+9%3A10&amp;version=RVA-2015" text:style-name="Internet_20_link" text:visited-style-name="Visited_20_Internet_20_Link">RVA-2015</text:a></text:p></text:note-body></text:note></text:span></text:span><text:span text:style-name="T39">, </text:span><text:span text:style-name="T53">ya se </text:span><text:span text:style-name="T54">leyó</text:span><text:span text:style-name="T53">.</text:span><text:span text:style-name="T39"> </text:span><text:span text:style-name="T50">Y Eclesiastés 12, </text:span><text:span text:style-name="T55">se refiriere a la muerte, como el momento cuando </text:span><text:span text:style-name="Bible_5f_text"><text:span text:style-name="T50">“</text:span></text:span><text:bookmark text:name="es-RVA-17531"/><text:span text:style-name="Bible_5f_text"><text:span text:style-name="T50">el polvo se </text:span></text:span><text:span text:style-name="Bible_5f_text"><text:span text:style-name="T56">TORNE</text:span></text:span><text:span text:style-name="Bible_5f_text"><text:span text:style-name="T50"> á la tierra, como </text:span></text:span><text:span text:style-name="Bible_5f_text"><text:span text:style-name="T57">ERA</text:span></text:span><text:span text:style-name="Bible_5f_text"><text:span text:style-name="T50">, y el espíritu se </text:span></text:span><text:span text:style-name="Bible_5f_text"><text:span text:style-name="T56">VUELVA</text:span></text:span><text:span text:style-name="Bible_5f_text"><text:span text:style-name="T50"> á Dios que lo </text:span></text:span><text:span text:style-name="Bible_5f_text"><text:span text:style-name="T57">DIÓ</text:span></text:span><text:span text:style-name="Bible_5f_text"><text:span text:style-name="T50">” </text:span></text:span><text:span text:style-name="Bible_5f_text"><text:span text:style-name="T50"><text:note text:id="ftn32" text:note-class="footnote"><text:note-citation>8</text:note-citation><text:note-body><text:p text:style-name="Footnote"><text:s/><text:span text:style-name="T92">Eclesiastés 12:7 </text:span><text:a xlink:type="simple" xlink:href="https://www.biblegateway.com/passage/?search=Eclesiastés+12%3A7&amp;version=RVA" text:style-name="Internet_20_link" text:visited-style-name="Visited_20_Internet_20_Link"><text:span text:style-name="T92">RVA</text:span></text:a></text:p></text:note-body></text:note></text:span></text:span><text:span text:style-name="T50">. </text:span><text:span text:style-name="T53">L</text:span><text:span text:style-name="T50">as cosas vuelven a como estaban </text:span><text:span text:style-name="T57">ANTES</text:span><text:span text:style-name="T50"> de estar vivos: </text:span><text:span text:style-name="T57">el polvo hecho polvo y el espíritu con Dios. Por eso</text:span><text:span text:style-name="T50"> no hay obras, no se puede hacer nada, ni cuentas, no hay nada que contar, ni conocimiento, no se puede conocer nada, ni siquiera a Dios. </text:span></text:p>
      <text:p text:style-name="P53"><text:span text:style-name="T58">S</text:span><text:span text:style-name="T59">egún</text:span><text:span text:style-name="T39"> Juan 11 </text:span><text:span text:style-name="T59">Jes</text:span><text:span text:style-name="T60">ucristo</text:span><text:span text:style-name="T39"> afirma que: </text:span><text:span text:style-name="Bible_5f_text"><text:span text:style-name="T39">"Nuestro amigo Lázaro duerme pero voy para despertarlo" </text:span></text:span><text:span text:style-name="Bible_5f_text"><text:span text:style-name="T39"><text:note text:id="ftn33" text:note-class="footnote"><text:note-citation>9</text:note-citation><text:note-body><text:p text:style-name="Footnote"><text:span text:style-name="T39"><text:s/></text:span><text:span text:style-name="T61">Juan 11:11 </text:span><text:a xlink:type="simple" xlink:href="https://www.biblegateway.com/passage/?search=Juan+11%3A11&amp;version=RVA-2015" text:style-name="Internet_20_link" text:visited-style-name="Visited_20_Internet_20_Link">RVA-2015</text:a></text:p></text:note-body></text:note></text:span></text:span><text:span text:style-name="T39"><text:s/>y luego explica </text:span><text:span text:style-name="Bible_5f_text"><text:span text:style-name="T39">"</text:span></text:span><text:span text:style-name="Bible_5f_text"><text:span text:style-name="T59">Lázaro</text:span></text:span><text:span text:style-name="Bible_5f_text"><text:span text:style-name="T39"> </text:span></text:span><text:span text:style-name="Bible_5f_text"><text:span text:style-name="T61">h</text:span></text:span><text:span text:style-name="Bible_5f_text"><text:span text:style-name="T39">a muerto" </text:span></text:span><text:span text:style-name="Bible_5f_text"><text:span text:style-name="T39"><text:note text:id="ftn34" text:note-class="footnote"><text:note-citation>10</text:note-citation><text:note-body><text:p text:style-name="Footnote"><text:span text:style-name="T39"><text:s/></text:span><text:span text:style-name="T61">Juan 11:14 </text:span><text:a xlink:type="simple" xlink:href="https://www.biblegateway.com/passage/?search=Juan+11%3A14&amp;version=RVA-2015" text:style-name="Internet_20_link" text:visited-style-name="Visited_20_Internet_20_Link">RVA-2015</text:a></text:p></text:note-body></text:note></text:span></text:span><text:span text:style-name="T39">. </text:span><text:span text:style-name="T51">Al muerto s</text:span><text:span text:style-name="T62">e necesita despertarlo para que vuelva a vivir.</text:span></text:p>
      <text:p text:style-name="P53"><text:span text:style-name="T39">Y </text:span><text:span text:style-name="T59">según</text:span><text:span text:style-name="T39"> Marcos 5 y Lucas 8 Yeshua afirma: </text:span><text:span text:style-name="Bible_5f_text"><text:span text:style-name="T39">"</text:span></text:span><text:span text:style-name="Bible_5f_text">La niña no está muerta, sino dormida</text:span><text:span text:style-name="Bible_5f_text"><text:span text:style-name="T39">" </text:span></text:span><text:span text:style-name="Bible_5f_text"><text:span text:style-name="T39"><text:note text:id="ftn35" text:note-class="footnote"><text:note-citation>11</text:note-citation><text:note-body><text:p text:style-name="Footnote"><text:span text:style-name="T39"><text:s/></text:span><text:span text:style-name="T63">Marcos 5:39 </text:span><text:a xlink:type="simple" xlink:href="https://www.biblegateway.com/passage/?search=Marcos+5%3A39&amp;version=DHH" text:style-name="Internet_20_link" text:visited-style-name="Visited_20_Internet_20_Link">DHH</text:a><text:span text:style-name="T64"> </text:span><text:span text:style-name="T63">Lucas 8:52 </text:span><text:a xlink:type="simple" xlink:href="https://www.biblegateway.com/passage/?search=Lucas+8%3A52&amp;version=RVA" text:style-name="Internet_20_link" text:visited-style-name="Visited_20_Internet_20_Link">RVA</text:a></text:p></text:note-body></text:note></text:span></text:span><text:span text:style-name="T39">. </text:span><text:span text:style-name="T65">Y luego la revive.</text:span></text:p>
      <text:p text:style-name="P53"><text:span text:style-name="T58">Jesucristo se refiere a los muertos como dormidos, </text:span><text:span text:style-name="T66">espíritus dormidos, </text:span><text:span text:style-name="T58">que </text:span><text:span text:style-name="T67">é</text:span><text:span text:style-name="T58">l puede despertar </text:span><text:span text:style-name="T65">temporalmente como en el caso de Lázaro, o </text:span><text:span text:style-name="T68">de manera </text:span><text:span text:style-name="T65">permanente</text:span><text:span text:style-name="T67">, en el día </text:span><text:span text:style-name="T55">FINAL,</text:span><text:span text:style-name="T65"> </text:span><text:span text:style-name="T66">cuando </text:span><text:span text:style-name="T68">promete que </text:span><text:span text:style-name="T66">les de un cuerpo </text:span><text:span text:style-name="T51">que no puede morir</text:span><text:span text:style-name="T66">, que la biblia llama glorioso, como el de Jesucristo </text:span><text:span text:style-name="T47">mismo</text:span><text:span text:style-name="T66">, </text:span><text:span text:style-name="T67">y los vuelva a la vida. </text:span><text:span text:style-name="T55">No antes. </text:span></text:p>
      <text:p text:style-name="P53"><text:span text:style-name="T69">Es decir que, </text:span><text:span text:style-name="T56">según la biblia,</text:span><text:span text:style-name="T69"> para Dios los muertos en realidad solo están dormidos. </text:span><text:span text:style-name="T70">Es la comparación que hace Jesucristo para </text:span><text:span text:style-name="T71">mostrar</text:span><text:span text:style-name="T70"> que, p</text:span><text:span text:style-name="T69">ara Dios, </text:span><text:span text:style-name="T70">los muertos </text:span><text:span text:style-name="T69">están vivos. </text:span><text:span text:style-name="T71">S</text:span><text:span text:style-name="T70">olo que, al igual que </text:span><text:span text:style-name="T71">cualquier persona dormida</text:span><text:span text:style-name="T70">, no tienen conciencia. Y que, en el día último, </text:span><text:span text:style-name="T56">Jesucristo </text:span><text:span text:style-name="T72">los va a </text:span><text:span text:style-name="T70">despertar</text:span><text:span text:style-name="T72">, </text:span><text:span text:style-name="T71">les va a devolver la conciencia dándoles un cuerpo que no puede morir, </text:span><text:span text:style-name="T72">los va a </text:span><text:span text:style-name="T70">resucitar</text:span><text:span text:style-name="T72"> </text:span><text:span text:style-name="T56">físicamente</text:span><text:span text:style-name="T72">, los va a levantar </text:span><text:span text:style-name="T56">físicamente</text:span><text:span text:style-name="T72">, a todos, toditos, todos. </text:span><text:span text:style-name="T71">M</text:span><text:span text:style-name="T72">ientras tanto </text:span><text:span text:style-name="T69">no pueden hacer nada, ni siquiera conocerlo </text:span><text:span text:style-name="T56">porque están dormidos</text:span><text:span text:style-name="T70">, no tienen conciencia</text:span><text:span text:style-name="T69">. </text:span><text:span text:style-name="T73">Para que puedan hacer eso, </text:span><text:span text:style-name="T54">para que puedan conocerlo,</text:span><text:span text:style-name="T73"> el va a tener que </text:span><text:span text:style-name="T72">primero</text:span><text:span text:style-name="T73"> despertarlos. </text:span><text:span text:style-name="T54">P</text:span><text:span text:style-name="T72">ero eso no ha sucedido </text:span><text:span text:style-name="T74">para la inmensa mayoría de los </text:span><text:span text:style-name="T71">que han dormido</text:span><text:span text:style-name="T72">. </text:span><text:span text:style-name="T71">El evento global </text:span><text:span text:style-name="T72">solo sucede</text:span><text:span text:style-name="T73"> en el día final. </text:span><text:span text:style-name="T75">Esa es la resurrección de la que habla la biblia.</text:span></text:p>
      <text:p text:style-name="P53"><text:span text:style-name="T76">Según la biblia, </text:span><text:span text:style-name="T62">Jesucristo esta vivo físicamente y está en un cielo físico </text:span><text:span text:style-name="T77">que podemos ver con nubes y </text:span><text:span text:style-name="T62">del cual va a regresar a esta tierra física. ¿Cómo puede alguien, </text:span><text:span text:style-name="T78">que afirme creer en la resurrección física de Jesucristo, </text:span><text:span text:style-name="T62">creer que un muerto, que no ha </text:span><text:soft-page-break/><text:span text:style-name="T62">resucitado </text:span><text:span text:style-name="T77">físicamente</text:span><text:span text:style-name="T62">, que no tiene un cuerpo físico, que </text:span><text:span text:style-name="T77">supuestamente esta </text:span><text:span text:style-name="T62">está en un </text:span><text:span text:style-name="T51">lugar</text:span><text:span text:style-name="T62"> espiritual, </text:span><text:span text:style-name="T71">que supuestamente está dormido, </text:span><text:span text:style-name="T78">c</text:span><text:span text:style-name="T76">ó</text:span><text:span text:style-name="T78">mo puede creer, repito, que ese </text:span><text:span text:style-name="T79">MUERTO</text:span><text:span text:style-name="T62"> puede </text:span><text:span text:style-name="T80">llegar a </text:span><text:span text:style-name="T79">conocer a </text:span><text:span text:style-name="T62">es</text:span><text:span text:style-name="T78">e</text:span><text:span text:style-name="T62"> </text:span><text:span text:style-name="T78">Jesucristo que está </text:span><text:span text:style-name="T79">VIVO</text:span><text:span text:style-name="T78"> físicamente, con un cuerpo físico,</text:span><text:span text:style-name="T62"> en </text:span><text:span text:style-name="T78">e</text:span><text:span text:style-name="T62">l cual dice creer? </text:span></text:p>
      <text:p text:style-name="P53"><text:span text:style-name="T81">Los dormidos no hablan con los despiertos. Y si Jesucristo está vivo físicamente porque resucitó </text:span><text:span text:style-name="T82">físicamente</text:span><text:span text:style-name="T81">, ese por lo menos esta muy despierto.</text:span></text:p>
      <text:p text:style-name="P51"><text:span text:style-name="T79">La creencia de q</text:span><text:span text:style-name="T78">ue los espíritus de las personas </text:span><text:span text:style-name="T83">muertas </text:span><text:span text:style-name="T78">continuaban vivos en un lugar espiritual y que en ese sitio, </text:span><text:span text:style-name="T83">después de la muerte física,</text:span><text:span text:style-name="T78"> se reencontrarían con esos muertos </text:span><text:span text:style-name="T51">físicos pero vivos espiritualmente, </text:span><text:span text:style-name="T79">era </text:span><text:span text:style-name="T83">un</text:span><text:span text:style-name="T39"> tipo de creencia </text:span><text:span text:style-name="T83">común entre los pueblos paganos</text:span><text:span text:style-name="T39">. </text:span><text:span text:style-name="T78">Para creer eso </text:span><text:span text:style-name="T80">NO</text:span><text:span text:style-name="T78"> se necesita una resurrección física como la de Jesucristo. Creer eso hace </text:span><text:span text:style-name="T51">IRRELEVANTE</text:span><text:span text:style-name="T78"> la resurrección </text:span><text:span text:style-name="T51">física </text:span><text:span text:style-name="T78">de Jesucristo </text:span><text:span text:style-name="T43">que es la base fundamental del cristianismo. </text:span></text:p>
      <text:p text:style-name="P51"><text:span text:style-name="T43">El que un cristiano </text:span><text:span text:style-name="T84">afirme </text:span><text:span text:style-name="T43">cr</text:span><text:span text:style-name="T84">eer</text:span><text:span text:style-name="T43"> que los muertos siguen vivos espiritualmente es como pegarse un tiro en el pie y no darse cuenta. </text:span></text:p>
      <text:p text:style-name="P52"><text:span text:style-name="T39">No. Los muertos no están despiertos. Están dormiditos.</text:span></text:p>
      <text:p text:style-name="P51"><text:span text:style-name="T78">L</text:span><text:span text:style-name="T39">o que afirma el nuevo testamento </text:span><text:span text:style-name="T78">es que Jesucristo esta vivo físicamente, que está en un cielo físico y que va a regresar físicamente. </text:span><text:span text:style-name="T85">Y la promesa en la que </text:span><text:span text:style-name="T86">supuestamente</text:span><text:span text:style-name="T85"> cree todo creyente en Jesucristo es que él también, </text:span><text:span text:style-name="T87">el creyente,</text:span><text:span text:style-name="T85"> </text:span><text:span text:style-name="T88">será </text:span><text:span text:style-name="T85">resucit</text:span><text:span text:style-name="T88">ado</text:span><text:span text:style-name="T85"> </text:span><text:span text:style-name="T80">FÍSICAMENTE</text:span><text:span text:style-name="T85"> en el día final. </text:span><text:span text:style-name="T89">Y para creer eso SÍ se necesita </text:span><text:span text:style-name="T87">cree</text:span><text:span text:style-name="T90">r</text:span><text:span text:style-name="T87"> en </text:span><text:span text:style-name="T89">la resurrección </text:span><text:span text:style-name="T80">FÍSICA</text:span><text:span text:style-name="T89"> de Jesucristo, </text:span><text:span text:style-name="T91">del Meshiakh de Israel.</text:span></text:p>
      <text:p text:style-name="P50"><text:span text:style-name="T43">Es por eso que la </text:span><text:span text:style-name="T44">biblia </text:span><text:span text:style-name="T43">afirma que</text:span><text:span text:style-name="T44">,</text:span><text:span text:style-name="T45"> </text:span><text:span text:style-name="T44">a</text:span><text:span text:style-name="T39">ntes de la resurrección </text:span><text:span text:style-name="T44">de los muertos</text:span><text:span text:style-name="T39">, los hijos de Adán </text:span><text:span text:style-name="T46">que han muerto físicamente, </text:span><text:span text:style-name="T39">están dormiditos. </text:span><text:span text:style-name="T47">No pueden </text:span><text:span text:style-name="T48">hacer nada, no pueden </text:span><text:span text:style-name="T47">conocer a </text:span><text:span text:style-name="T49">Jesucristo y mucho menos al Padre</text:span><text:span text:style-name="T47">.</text:span></text:p>
      <text:p text:style-name="P50"><text:span text:style-name="T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1" style:list-style-name="" style:class="chapter">
      <style:paragraph-properties fo:margin-top="1.06mm" fo:margin-bottom="2.12mm" loext: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4-03T12:31:27.621151713</dc:date>
    <meta:editing-duration>P2DT19H4M27S</meta:editing-duration>
    <meta:editing-cycles>545</meta:editing-cycles>
    <meta:generator>LibreOffice/6.0.7.3$Linux_X86_64 LibreOffice_project/00m0$Build-3</meta:generator>
    <dc:creator>Jose Luis Quiroga</dc:creator>
    <meta:document-statistic meta:table-count="0" meta:image-count="0" meta:object-count="0" meta:page-count="12" meta:paragraph-count="117" meta:word-count="3468" meta:character-count="20336" meta:non-whitespace-character-count="16959"/>
  </office:meta>
</office:document-meta>
</file>